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.99cm" svg:height="8.996cm" svg:x="11.025cm" svg:y="2.011cm">
            <draw:object draw:notify-on-update-of-ranges="Sheet1.B2:Sheet1.B1000 Sheet1.C2:Sheet1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84.833" calcext:value-type="float">
            <text:p>84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1" office:value-type="float" office:value="84.167" calcext:value-type="float">
            <text:p>84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1" office:value-type="float" office:value="83.5" calcext:value-type="float">
            <text:p>83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style-name="ce1" office:value-type="float" office:value="82.833" calcext:value-type="float">
            <text:p>82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table:style-name="ce1" office:value-type="float" office:value="82.333" calcext:value-type="float">
            <text:p>82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table:style-name="ce1" office:value-type="float" office:value="82.167" calcext:value-type="float">
            <text:p>82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table:style-name="ce1" office:value-type="float" office:value="82.167" calcext:value-type="float">
            <text:p>82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table:style-name="ce1" office:value-type="float" office:value="82.25" calcext:value-type="float">
            <text:p>82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01" calcext:value-type="float">
            <text:p>0.501</text:p>
          </table:table-cell>
          <table:table-cell table:style-name="ce1" office:value-type="float" office:value="81.917" calcext:value-type="float">
            <text:p>81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02" calcext:value-type="float">
            <text:p>0.502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table:style-name="ce1" office:value-type="float" office:value="81.917" calcext:value-type="float">
            <text:p>81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table:style-name="ce1" office:value-type="float" office:value="81.917" calcext:value-type="float">
            <text:p>81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05" calcext:value-type="float">
            <text:p>0.505</text:p>
          </table:table-cell>
          <table:table-cell table:style-name="ce1" office:value-type="float" office:value="81.917" calcext:value-type="float">
            <text:p>81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06" calcext:value-type="float">
            <text:p>0.50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table:style-name="ce1" office:value-type="float" office:value="82.167" calcext:value-type="float">
            <text:p>82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table:style-name="ce1" office:value-type="float" office:value="81.917" calcext:value-type="float">
            <text:p>81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09" calcext:value-type="float">
            <text:p>0.509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2" calcext:value-type="float">
            <text:p>0.512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3" calcext:value-type="float">
            <text:p>0.513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4" calcext:value-type="float">
            <text:p>0.514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5" calcext:value-type="float">
            <text:p>0.515</text:p>
          </table:table-cell>
          <table:table-cell table:style-name="ce1" office:value-type="float" office:value="81.917" calcext:value-type="float">
            <text:p>81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6" calcext:value-type="float">
            <text:p>0.516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8" calcext:value-type="float">
            <text:p>0.518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2" calcext:value-type="float">
            <text:p>0.522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3" calcext:value-type="float">
            <text:p>0.523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6" calcext:value-type="float">
            <text:p>0.526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8" calcext:value-type="float">
            <text:p>0.528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9" calcext:value-type="float">
            <text:p>0.529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table:style-name="ce1" office:value-type="float" office:value="81.917" calcext:value-type="float">
            <text:p>81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1" calcext:value-type="float">
            <text:p>0.531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2" calcext:value-type="float">
            <text:p>0.53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3" calcext:value-type="float">
            <text:p>0.533</text:p>
          </table:table-cell>
          <table:table-cell table:style-name="ce1" office:value-type="float" office:value="82.167" calcext:value-type="float">
            <text:p>82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4" calcext:value-type="float">
            <text:p>0.534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5" calcext:value-type="float">
            <text:p>0.535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7" calcext:value-type="float">
            <text:p>0.53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8" calcext:value-type="float">
            <text:p>0.538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9" calcext:value-type="float">
            <text:p>0.539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2" calcext:value-type="float">
            <text:p>0.542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3" calcext:value-type="float">
            <text:p>0.543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4" calcext:value-type="float">
            <text:p>0.544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5" calcext:value-type="float">
            <text:p>0.545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6" calcext:value-type="float">
            <text:p>0.546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7" calcext:value-type="float">
            <text:p>0.547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8" calcext:value-type="float">
            <text:p>0.548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9" calcext:value-type="float">
            <text:p>0.549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2" calcext:value-type="float">
            <text:p>0.552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3" calcext:value-type="float">
            <text:p>0.553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4" calcext:value-type="float">
            <text:p>0.554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5" calcext:value-type="float">
            <text:p>0.555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6" calcext:value-type="float">
            <text:p>0.556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7" calcext:value-type="float">
            <text:p>0.557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8" calcext:value-type="float">
            <text:p>0.558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1" calcext:value-type="float">
            <text:p>0.561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2" calcext:value-type="float">
            <text:p>0.562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3" calcext:value-type="float">
            <text:p>0.563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5" calcext:value-type="float">
            <text:p>0.565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7" calcext:value-type="float">
            <text:p>0.567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8" calcext:value-type="float">
            <text:p>0.568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9" calcext:value-type="float">
            <text:p>0.569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1" calcext:value-type="float">
            <text:p>0.571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2" calcext:value-type="float">
            <text:p>0.572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3" calcext:value-type="float">
            <text:p>0.573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4" calcext:value-type="float">
            <text:p>0.574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5" calcext:value-type="float">
            <text:p>0.575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6" calcext:value-type="float">
            <text:p>0.57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7" calcext:value-type="float">
            <text:p>0.577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9" calcext:value-type="float">
            <text:p>0.579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1" calcext:value-type="float">
            <text:p>0.581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2" calcext:value-type="float">
            <text:p>0.582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3" calcext:value-type="float">
            <text:p>0.583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4" calcext:value-type="float">
            <text:p>0.584</text:p>
          </table:table-cell>
          <table:table-cell table:style-name="ce1"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5" calcext:value-type="float">
            <text:p>0.585</text:p>
          </table:table-cell>
          <table:table-cell table:style-name="ce1"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6" calcext:value-type="float">
            <text:p>0.586</text:p>
          </table:table-cell>
          <table:table-cell table:style-name="ce1"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7" calcext:value-type="float">
            <text:p>0.587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8" calcext:value-type="float">
            <text:p>0.588</text:p>
          </table:table-cell>
          <table:table-cell table:style-name="ce1"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9" calcext:value-type="float">
            <text:p>0.589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1" calcext:value-type="float">
            <text:p>0.591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2" calcext:value-type="float">
            <text:p>0.592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3" calcext:value-type="float">
            <text:p>0.593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4" calcext:value-type="float">
            <text:p>0.594</text:p>
          </table:table-cell>
          <table:table-cell table:style-name="ce1"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5" calcext:value-type="float">
            <text:p>0.595</text:p>
          </table:table-cell>
          <table:table-cell table:style-name="ce1"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6" calcext:value-type="float">
            <text:p>0.59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7" calcext:value-type="float">
            <text:p>0.597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8" calcext:value-type="float">
            <text:p>0.598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9" calcext:value-type="float">
            <text:p>0.599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1" calcext:value-type="float">
            <text:p>0.601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2" calcext:value-type="float">
            <text:p>0.602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3" calcext:value-type="float">
            <text:p>0.603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4" calcext:value-type="float">
            <text:p>0.604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5" calcext:value-type="float">
            <text:p>0.605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6" calcext:value-type="float">
            <text:p>0.606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7" calcext:value-type="float">
            <text:p>0.607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8" calcext:value-type="float">
            <text:p>0.608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9" calcext:value-type="float">
            <text:p>0.609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1" calcext:value-type="float">
            <text:p>0.611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2" calcext:value-type="float">
            <text:p>0.612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3" calcext:value-type="float">
            <text:p>0.613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4" calcext:value-type="float">
            <text:p>0.614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5" calcext:value-type="float">
            <text:p>0.615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6" calcext:value-type="float">
            <text:p>0.616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7" calcext:value-type="float">
            <text:p>0.617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8" calcext:value-type="float">
            <text:p>0.618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9" calcext:value-type="float">
            <text:p>0.619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1" calcext:value-type="float">
            <text:p>0.621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2" calcext:value-type="float">
            <text:p>0.622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3" calcext:value-type="float">
            <text:p>0.623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4" calcext:value-type="float">
            <text:p>0.624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6" calcext:value-type="float">
            <text:p>0.626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" calcext:value-type="float">
            <text:p>0.627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" calcext:value-type="float">
            <text:p>0.628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" calcext:value-type="float">
            <text:p>0.62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" calcext:value-type="float">
            <text:p>0.631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" calcext:value-type="float">
            <text:p>0.632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3" calcext:value-type="float">
            <text:p>0.633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4" calcext:value-type="float">
            <text:p>0.634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" calcext:value-type="float">
            <text:p>0.635</text:p>
          </table:table-cell>
          <table:table-cell table:style-name="ce1"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" calcext:value-type="float">
            <text:p>0.636</text:p>
          </table:table-cell>
          <table:table-cell table:style-name="ce1"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" calcext:value-type="float">
            <text:p>0.637</text:p>
          </table:table-cell>
          <table:table-cell table:style-name="ce1"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" calcext:value-type="float">
            <text:p>0.638</text:p>
          </table:table-cell>
          <table:table-cell table:style-name="ce1"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" calcext:value-type="float">
            <text:p>0.639</text:p>
          </table:table-cell>
          <table:table-cell table:style-name="ce1"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table:style-name="ce1"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" calcext:value-type="float">
            <text:p>0.641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2" calcext:value-type="float">
            <text:p>0.642</text:p>
          </table:table-cell>
          <table:table-cell table:style-name="ce1"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3" calcext:value-type="float">
            <text:p>0.643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4" calcext:value-type="float">
            <text:p>0.644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5" calcext:value-type="float">
            <text:p>0.645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6" calcext:value-type="float">
            <text:p>0.646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7" calcext:value-type="float">
            <text:p>0.647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8" calcext:value-type="float">
            <text:p>0.648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9" calcext:value-type="float">
            <text:p>0.649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1" calcext:value-type="float">
            <text:p>0.651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2" calcext:value-type="float">
            <text:p>0.652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3" calcext:value-type="float">
            <text:p>0.653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4" calcext:value-type="float">
            <text:p>0.654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5" calcext:value-type="float">
            <text:p>0.655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6" calcext:value-type="float">
            <text:p>0.656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7" calcext:value-type="float">
            <text:p>0.657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8" calcext:value-type="float">
            <text:p>0.658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9" calcext:value-type="float">
            <text:p>0.659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1" calcext:value-type="float">
            <text:p>0.661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2" calcext:value-type="float">
            <text:p>0.662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3" calcext:value-type="float">
            <text:p>0.663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4" calcext:value-type="float">
            <text:p>0.664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5" calcext:value-type="float">
            <text:p>0.665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6" calcext:value-type="float">
            <text:p>0.666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7" calcext:value-type="float">
            <text:p>0.667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8" calcext:value-type="float">
            <text:p>0.668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9" calcext:value-type="float">
            <text:p>0.669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1" calcext:value-type="float">
            <text:p>0.671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2" calcext:value-type="float">
            <text:p>0.672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3" calcext:value-type="float">
            <text:p>0.673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4" calcext:value-type="float">
            <text:p>0.674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6" calcext:value-type="float">
            <text:p>0.676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7" calcext:value-type="float">
            <text:p>0.677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8" calcext:value-type="float">
            <text:p>0.678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9" calcext:value-type="float">
            <text:p>0.679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1" calcext:value-type="float">
            <text:p>0.681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2" calcext:value-type="float">
            <text:p>0.682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3" calcext:value-type="float">
            <text:p>0.683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4" calcext:value-type="float">
            <text:p>0.684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5" calcext:value-type="float">
            <text:p>0.685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6" calcext:value-type="float">
            <text:p>0.686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7" calcext:value-type="float">
            <text:p>0.687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8" calcext:value-type="float">
            <text:p>0.688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9" calcext:value-type="float">
            <text:p>0.689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1" calcext:value-type="float">
            <text:p>0.69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2" calcext:value-type="float">
            <text:p>0.692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3" calcext:value-type="float">
            <text:p>0.693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4" calcext:value-type="float">
            <text:p>0.694</text:p>
          </table:table-cell>
          <table:table-cell table:style-name="ce1" office:value-type="float" office:value="82.167" calcext:value-type="float">
            <text:p>82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5" calcext:value-type="float">
            <text:p>0.695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6" calcext:value-type="float">
            <text:p>0.696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7" calcext:value-type="float">
            <text:p>0.697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8" calcext:value-type="float">
            <text:p>0.698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9" calcext:value-type="float">
            <text:p>0.699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1" calcext:value-type="float">
            <text:p>0.701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2" calcext:value-type="float">
            <text:p>0.702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4" calcext:value-type="float">
            <text:p>0.704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5" calcext:value-type="float">
            <text:p>0.705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6" calcext:value-type="float">
            <text:p>0.706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7" calcext:value-type="float">
            <text:p>0.707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8" calcext:value-type="float">
            <text:p>0.708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9" calcext:value-type="float">
            <text:p>0.709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2" calcext:value-type="float">
            <text:p>0.712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3" calcext:value-type="float">
            <text:p>0.71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5" calcext:value-type="float">
            <text:p>0.715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6" calcext:value-type="float">
            <text:p>0.716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 table:style-name="ce1"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8" calcext:value-type="float">
            <text:p>0.718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 table:style-name="ce1"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1" calcext:value-type="float">
            <text:p>0.721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3" calcext:value-type="float">
            <text:p>0.723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4" calcext:value-type="float">
            <text:p>0.724</text:p>
          </table:table-cell>
          <table:table-cell table:style-name="ce1"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6" calcext:value-type="float">
            <text:p>0.726</text:p>
          </table:table-cell>
          <table:table-cell table:style-name="ce1"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7" calcext:value-type="float">
            <text:p>0.727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9" calcext:value-type="float">
            <text:p>0.729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table:style-name="ce1"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2" calcext:value-type="float">
            <text:p>0.732</text:p>
          </table:table-cell>
          <table:table-cell table:style-name="ce1"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4" calcext:value-type="float">
            <text:p>0.734</text:p>
          </table:table-cell>
          <table:table-cell table:style-name="ce1" office:value-type="float" office:value="81.917" calcext:value-type="float">
            <text:p>81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5" calcext:value-type="float">
            <text:p>0.735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 table:style-name="ce1"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7" calcext:value-type="float">
            <text:p>0.73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8" calcext:value-type="float">
            <text:p>0.7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table:style-name="ce1" office:value-type="float" office:value="81.917" calcext:value-type="float">
            <text:p>81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1" calcext:value-type="float">
            <text:p>0.741</text:p>
          </table:table-cell>
          <table:table-cell table:style-name="ce1"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 table:style-name="ce1" office:value-type="float" office:value="82.167" calcext:value-type="float">
            <text:p>82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3" calcext:value-type="float">
            <text:p>0.74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5" calcext:value-type="float">
            <text:p>0.745</text:p>
          </table:table-cell>
          <table:table-cell table:style-name="ce1" office:value-type="float" office:value="82.417" calcext:value-type="float">
            <text:p>82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6" calcext:value-type="float">
            <text:p>0.746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 table:style-name="ce1"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8" calcext:value-type="float">
            <text:p>0.748</text:p>
          </table:table-cell>
          <table:table-cell table:style-name="ce1" office:value-type="float" office:value="82.333" calcext:value-type="float">
            <text:p>82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9" calcext:value-type="float">
            <text:p>0.749</text:p>
          </table:table-cell>
          <table:table-cell table:style-name="ce1" office:value-type="float" office:value="82.167" calcext:value-type="float">
            <text:p>82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style-name="ce1" office:value-type="float" office:value="82.25" calcext:value-type="float">
            <text:p>82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table:style-name="ce1" office:value-type="float" office:value="82.667" calcext:value-type="float">
            <text:p>82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table:style-name="ce1" office:value-type="float" office:value="82.75" calcext:value-type="float">
            <text:p>82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table:style-name="ce1" office:value-type="float" office:value="82.917" calcext:value-type="float">
            <text:p>82.917</text:p>
          </table:table-cell>
          <table:table-cell table:number-columns-repeated="61"/>
        </table:table-row>
        <table:table-row table:style-name="ro1" table:number-rows-repeated="287">
          <table:table-cell table:number-columns-repeated="2"/>
          <table:table-cell table:style-name="ce1"/>
          <table:table-cell table:number-columns-repeated="61"/>
        </table:table-row>
        <table:table-row table:style-name="ro1" table:number-rows-repeated="10480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4:Sheet1.C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0:03:31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</meta:initial-creator>
    <meta:creation-date>2015-06-05T18:17:20</meta:creation-date>
    <dc:date>2020-11-29T13:09:21.461000000</dc:date>
    <meta:generator>LibreOffice/7.0.1.2$Windows_X86_64 LibreOffice_project/7cbcfc562f6eb6708b5ff7d7397325de9e764452</meta:generator>
    <meta:editing-duration>PT2H49M19S</meta:editing-duration>
    <meta:editing-cycles>2</meta:editing-cycles>
    <meta:document-statistic meta:table-count="1" meta:cell-count="53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8.997cm" xlink:href=".." xlink:type="simple" chart:class="chart:scatter" chart:style-name="ch1">
        <chart:legend chart:legend-position="end" svg:x="13.139cm" svg:y="4.199cm" style:legend-expansion="high" chart:style-name="ch2"/>
        <chart:plot-area chart:style-name="ch3" table:cell-range-address="Sheet1.B2:Sheet1.C1000" svg:x="0.319cm" svg:y="0.179cm" svg:width="12.501cm" svg:height="8.639cm">
          <chart:coordinate-region svg:x="0.94cm" svg:y="0.378cm" svg:width="11.6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0" chart:class="chart:scatter">
            <chart:domain table:cell-range-address="Sheet1.B2:Sheet1.B1000"/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1000</svg:desc>
                </draw:g>
              </table:table-cell>
              <table:table-cell office:value-type="float" office:value="NaN">
                <text:p>NaN</text:p>
                <draw:g>
                  <svg:desc>Sheet1.C2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4.833">
                <text:p>84.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84.167">
                <text:p>84.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82.833">
                <text:p>82.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">
                <text:p>0.41</text:p>
              </table:table-cell>
              <table:table-cell office:value-type="float" office:value="82.333">
                <text:p>82.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82.167">
                <text:p>82.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">
                <text:p>0.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">
                <text:p>0.44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">
                <text:p>0.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">
                <text:p>0.46</text:p>
              </table:table-cell>
              <table:table-cell office:value-type="float" office:value="82.167">
                <text:p>82.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">
                <text:p>0.47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">
                <text:p>0.48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">
                <text:p>0.49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1">
                <text:p>0.501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2">
                <text:p>0.502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4">
                <text:p>0.504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5">
                <text:p>0.505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6">
                <text:p>0.5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7">
                <text:p>0.507</text:p>
              </table:table-cell>
              <table:table-cell office:value-type="float" office:value="82.167">
                <text:p>82.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8">
                <text:p>0.508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9">
                <text:p>0.509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">
                <text:p>0.51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1">
                <text:p>0.51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2">
                <text:p>0.512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3">
                <text:p>0.513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4">
                <text:p>0.514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5">
                <text:p>0.515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6">
                <text:p>0.516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7">
                <text:p>0.517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8">
                <text:p>0.518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9">
                <text:p>0.519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">
                <text:p>0.5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1">
                <text:p>0.52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22">
                <text:p>0.52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3">
                <text:p>0.523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4">
                <text:p>0.52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25">
                <text:p>0.52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6">
                <text:p>0.526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7">
                <text:p>0.527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8">
                <text:p>0.528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9">
                <text:p>0.529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">
                <text:p>0.53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31">
                <text:p>0.531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32">
                <text:p>0.5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33">
                <text:p>0.533</text:p>
              </table:table-cell>
              <table:table-cell office:value-type="float" office:value="82.167">
                <text:p>82.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34">
                <text:p>0.5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5">
                <text:p>0.535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6">
                <text:p>0.536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7">
                <text:p>0.5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8">
                <text:p>0.538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9">
                <text:p>0.539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">
                <text:p>0.5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1">
                <text:p>0.54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2">
                <text:p>0.54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3">
                <text:p>0.543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44">
                <text:p>0.54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5">
                <text:p>0.545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46">
                <text:p>0.54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7">
                <text:p>0.54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48">
                <text:p>0.54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9">
                <text:p>0.549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5">
                <text:p>0.5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1">
                <text:p>0.55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2">
                <text:p>0.55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3">
                <text:p>0.553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4">
                <text:p>0.554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55">
                <text:p>0.555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56">
                <text:p>0.556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57">
                <text:p>0.557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58">
                <text:p>0.558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9">
                <text:p>0.559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">
                <text:p>0.56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1">
                <text:p>0.56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2">
                <text:p>0.56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3">
                <text:p>0.563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4">
                <text:p>0.56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65">
                <text:p>0.565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66">
                <text:p>0.566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7">
                <text:p>0.567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8">
                <text:p>0.568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69">
                <text:p>0.569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7">
                <text:p>0.57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71">
                <text:p>0.57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72">
                <text:p>0.572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73">
                <text:p>0.573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74">
                <text:p>0.57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5">
                <text:p>0.575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6">
                <text:p>0.576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7">
                <text:p>0.577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78">
                <text:p>0.57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9">
                <text:p>0.579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">
                <text:p>0.58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1">
                <text:p>0.581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2">
                <text:p>0.582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83">
                <text:p>0.583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84">
                <text:p>0.584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85">
                <text:p>0.585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86">
                <text:p>0.586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87">
                <text:p>0.587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8">
                <text:p>0.588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89">
                <text:p>0.589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">
                <text:p>0.59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1">
                <text:p>0.591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2">
                <text:p>0.592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93">
                <text:p>0.593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4">
                <text:p>0.594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5">
                <text:p>0.59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6">
                <text:p>0.596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97">
                <text:p>0.597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8">
                <text:p>0.598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9">
                <text:p>0.599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">
                <text:p>0.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01">
                <text:p>0.601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02">
                <text:p>0.602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03">
                <text:p>0.603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4">
                <text:p>0.604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06">
                <text:p>0.606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07">
                <text:p>0.607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08">
                <text:p>0.608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09">
                <text:p>0.609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">
                <text:p>0.6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1">
                <text:p>0.61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2">
                <text:p>0.612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3">
                <text:p>0.613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14">
                <text:p>0.61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5">
                <text:p>0.61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6">
                <text:p>0.616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7">
                <text:p>0.61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18">
                <text:p>0.618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9">
                <text:p>0.619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2">
                <text:p>0.6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21">
                <text:p>0.621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22">
                <text:p>0.622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23">
                <text:p>0.623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24">
                <text:p>0.624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25">
                <text:p>0.625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26">
                <text:p>0.62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7">
                <text:p>0.627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28">
                <text:p>0.62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29">
                <text:p>0.629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3">
                <text:p>0.6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31">
                <text:p>0.631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32">
                <text:p>0.632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33">
                <text:p>0.633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34">
                <text:p>0.634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5">
                <text:p>0.63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6">
                <text:p>0.636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7">
                <text:p>0.637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8">
                <text:p>0.638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9">
                <text:p>0.639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4">
                <text:p>0.64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1">
                <text:p>0.641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2">
                <text:p>0.642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43">
                <text:p>0.643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44">
                <text:p>0.644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45">
                <text:p>0.64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46">
                <text:p>0.646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47">
                <text:p>0.647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8">
                <text:p>0.648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49">
                <text:p>0.649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">
                <text:p>0.6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51">
                <text:p>0.65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52">
                <text:p>0.652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53">
                <text:p>0.653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54">
                <text:p>0.654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55">
                <text:p>0.655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56">
                <text:p>0.65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57">
                <text:p>0.657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58">
                <text:p>0.658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59">
                <text:p>0.659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6">
                <text:p>0.6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61">
                <text:p>0.66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62">
                <text:p>0.66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63">
                <text:p>0.663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64">
                <text:p>0.66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5">
                <text:p>0.66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6">
                <text:p>0.666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7">
                <text:p>0.667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8">
                <text:p>0.668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69">
                <text:p>0.669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">
                <text:p>0.67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71">
                <text:p>0.671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2">
                <text:p>0.672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3">
                <text:p>0.673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74">
                <text:p>0.67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75">
                <text:p>0.67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76">
                <text:p>0.676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77">
                <text:p>0.67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78">
                <text:p>0.678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79">
                <text:p>0.679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8">
                <text:p>0.68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81">
                <text:p>0.68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82">
                <text:p>0.682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83">
                <text:p>0.683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84">
                <text:p>0.68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85">
                <text:p>0.685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86">
                <text:p>0.68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87">
                <text:p>0.687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88">
                <text:p>0.688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89">
                <text:p>0.689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9">
                <text:p>0.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91">
                <text:p>0.6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92">
                <text:p>0.69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93">
                <text:p>0.693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94">
                <text:p>0.694</text:p>
              </table:table-cell>
              <table:table-cell office:value-type="float" office:value="82.167">
                <text:p>82.1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95">
                <text:p>0.69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96">
                <text:p>0.69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97">
                <text:p>0.69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98">
                <text:p>0.69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99">
                <text:p>0.699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">
                <text:p>0.7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01">
                <text:p>0.70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02">
                <text:p>0.70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03">
                <text:p>0.703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04">
                <text:p>0.704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05">
                <text:p>0.705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06">
                <text:p>0.70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07">
                <text:p>0.707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08">
                <text:p>0.708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09">
                <text:p>0.709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1">
                <text:p>0.7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11">
                <text:p>0.711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12">
                <text:p>0.712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13">
                <text:p>0.71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14">
                <text:p>0.714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15">
                <text:p>0.715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16">
                <text:p>0.716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17">
                <text:p>0.717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18">
                <text:p>0.718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19">
                <text:p>0.719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2">
                <text:p>0.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21">
                <text:p>0.721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22">
                <text:p>0.722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23">
                <text:p>0.723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24">
                <text:p>0.724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25">
                <text:p>0.725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26">
                <text:p>0.726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27">
                <text:p>0.727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28">
                <text:p>0.728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29">
                <text:p>0.729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3">
                <text:p>0.73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31">
                <text:p>0.73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32">
                <text:p>0.732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33">
                <text:p>0.733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34">
                <text:p>0.734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35">
                <text:p>0.73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36">
                <text:p>0.736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37">
                <text:p>0.7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38">
                <text:p>0.7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39">
                <text:p>0.739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4">
                <text:p>0.74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41">
                <text:p>0.74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42">
                <text:p>0.742</text:p>
              </table:table-cell>
              <table:table-cell office:value-type="float" office:value="82.167">
                <text:p>82.1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43">
                <text:p>0.7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44">
                <text:p>0.744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45">
                <text:p>0.745</text:p>
              </table:table-cell>
              <table:table-cell office:value-type="float" office:value="82.417">
                <text:p>82.4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46">
                <text:p>0.746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47">
                <text:p>0.747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48">
                <text:p>0.748</text:p>
              </table:table-cell>
              <table:table-cell office:value-type="float" office:value="82.333">
                <text:p>82.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49">
                <text:p>0.749</text:p>
              </table:table-cell>
              <table:table-cell office:value-type="float" office:value="82.167">
                <text:p>82.1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5">
                <text:p>0.75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6">
                <text:p>0.76</text:p>
              </table:table-cell>
              <table:table-cell office:value-type="float" office:value="82.667">
                <text:p>82.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7">
                <text:p>0.77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8">
                <text:p>0.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9">
                <text:p>0.79</text:p>
              </table:table-cell>
              <table:table-cell office:value-type="float" office:value="82.917">
                <text:p>82.9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